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7db" officeooo:paragraph-rsid="0006b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bilitar o servidor para hospedar a página, comando abaixo:</text:p>
      <text:p text:style-name="P1"/>
      <text:p text:style-name="P1">pyhton3 -m http.serve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rlen Xavier Cintra</meta:initial-creator>
    <meta:creation-date>2021-12-06T13:47:35.311943373</meta:creation-date>
    <dc:date>2021-12-06T13:51:05.937167587</dc:date>
    <dc:creator>Warlen Xavier Cintra</dc:creator>
    <meta:editing-duration>PT3M32S</meta:editing-duration>
    <meta:editing-cycles>1</meta:editing-cycles>
    <meta:document-statistic meta:table-count="0" meta:image-count="0" meta:object-count="0" meta:page-count="1" meta:paragraph-count="2" meta:word-count="12" meta:character-count="82" meta:non-whitespace-character-count="72"/>
    <meta:generator>LibreOffice/6.4.7.2$Linux_X86_64 LibreOffice_project/40$Build-2</meta:generator>
  </office:meta>
</office:document-meta>
</file>